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000000030058162FA2.png"/>
  <manifest:file-entry manifest:media-type="image/png" manifest:full-path="Pictures/100000000000011F00000067397EEB8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DejaVu Serif Condensed" svg:font-family="'DejaVu Serif Condensed'" style:font-adornments="Book" style:font-family-generic="roman" style:font-pitch="variable"/>
    <style:font-face style:name="DejaVu Serif Condensed1" svg:font-family="'DejaVu Serif Condensed'" style:font-adornments="Gras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549cm" style:rel-column-width="9825*"/>
    </style:style>
    <style:style style:name="Tableau1.C" style:family="table-column">
      <style:table-column-properties style:column-width="5.101cm" style:rel-column-width="19664*"/>
    </style:style>
    <style:style style:name="Tableau1.D" style:family="table-column">
      <style:table-column-properties style:column-width="6.802cm" style:rel-column-width="26221*"/>
    </style:style>
    <style:style style:name="Tableau1.A1" style:family="table-cell">
      <style:table-cell-properties style:vertical-align="middle"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style:vertical-align="middle"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.D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4" style:family="table-cell">
      <style:table-cell-properties style:vertical-align="middle" fo:background-color="#ffcccc" fo:padding="0.097cm" fo:border-left="0.002cm solid #000000" fo:border-right="none" fo:border-top="none" fo:border-bottom="0.002cm solid #000000">
        <style:background-image/>
      </style:table-cell-properties>
    </style:style>
    <style:style style:name="Tableau1.D4" style:family="table-cell">
      <style:table-cell-properties style:vertical-align="middle" fo:background-color="#ff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7.001cm" style:rel-column-width="26987*"/>
    </style:style>
    <style:style style:name="Tableau2.B" style:family="table-column">
      <style:table-column-properties style:column-width="9.999cm" style:rel-column-width="38548*"/>
    </style:style>
    <style:style style:name="Tableau2.A1" style:family="table-cell">
      <style:table-cell-properties style:vertical-align="middle"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style:vertical-align="middle" fo:background-color="#99ccff" fo:padding="0.097cm" fo:border="0.002cm solid #000000">
        <style:background-image/>
      </style:table-cell-properties>
    </style:style>
    <style:style style:name="Tableau2.A2" style:family="table-cell">
      <style:table-cell-properties style:vertical-align="middle" fo:background-color="transparent" style:border-line-width-bottom="0.002cm 0.035cm 0.002cm" fo:padding="0.097cm" fo:border-left="0.002cm solid #000000" fo:border-right="none" fo:border-top="none" fo:border-bottom="0.039cm double #000000">
        <style:background-image/>
      </style:table-cell-properties>
    </style:style>
    <style:style style:name="Tableau2.B2" style:family="table-cell">
      <style:table-cell-properties style:vertical-align="middle" style:border-line-width-bottom="0.002cm 0.035cm 0.002cm" fo:padding="0.097cm" fo:border-left="0.002cm solid #000000" fo:border-right="0.002cm solid #000000" fo:border-top="none" fo:border-bottom="0.039cm double #000000"/>
    </style:style>
    <style:style style:name="Tableau2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2.B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2.A6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Header">
      <style:text-properties fo:font-size="8pt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Header">
      <style:paragraph-properties fo:background-color="#006699" fo:padding="0.049cm" fo:border="0.002cm solid #000000" style:shadow="none">
        <style:background-image/>
      </style:paragraph-properties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margin-left="0.199cm" fo:margin-right="0cm" fo:text-indent="0cm" style:auto-text-indent="false"/>
    </style:style>
    <style:style style:name="P6" style:family="paragraph" style:parent-style-name="Table_20_Contents">
      <style:paragraph-properties fo:margin-left="0.199cm" fo:margin-right="0cm" fo:text-align="start" style:justify-single-word="false" fo:text-indent="0cm" style:auto-text-indent="false"/>
    </style:style>
    <style:style style:name="P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small-caps" fo:font-weight="bold" style:font-weight-asian="bold" style:font-weight-complex="bold"/>
    </style:style>
    <style:style style:name="P8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9" style:family="paragraph" style:parent-style-name="Frame_20_contents">
      <style:paragraph-properties fo:margin-left="0.3cm" fo:margin-right="0.3cm" fo:margin-top="0.3cm" fo:margin-bottom="0cm" fo:text-indent="0cm" style:auto-text-indent="false" fo:background-color="transparent">
        <style:background-image/>
      </style:paragraph-properties>
      <style:text-properties fo:font-variant="small-caps" fo:color="#ffffff"/>
    </style:style>
    <style:style style:name="P10" style:family="paragraph" style:parent-style-name="Frame_20_contents">
      <style:paragraph-properties fo:margin-left="0.3cm" fo:margin-right="0.3cm" fo:margin-top="0.3cm" fo:margin-bottom="0cm" fo:text-indent="0cm" style:auto-text-indent="false" fo:background-color="transparent">
        <style:background-image/>
      </style:paragraph-properties>
      <style:text-properties fo:font-variant="small-caps" fo:color="#ffffff" fo:font-size="10pt" style:font-size-asian="10pt" style:font-size-complex="10pt"/>
    </style:style>
    <style:style style:name="P11" style:family="paragraph" style:parent-style-name="Title" style:master-page-name="">
      <style:paragraph-properties fo:margin-left="0.3cm" fo:margin-right="0.3cm" fo:margin-top="0.3cm" fo:margin-bottom="0.3cm" fo:text-align="start" style:justify-single-word="false" fo:text-indent="0cm" style:auto-text-indent="false" style:page-number="auto"/>
      <style:text-properties fo:color="#ffffff" style:font-name="DejaVu Serif Condensed1" fo:font-size="34pt"/>
    </style:style>
    <style:style style:name="P12" style:family="paragraph" style:parent-style-name="Title" style:master-page-name="">
      <style:paragraph-properties fo:margin-top="0.6cm" fo:margin-bottom="0.6cm" style:page-number="auto" style:shadow="none"/>
      <style:text-properties fo:color="#ffffff" fo:font-size="18pt" style:font-size-asian="18pt" style:font-size-complex="18pt"/>
    </style:style>
    <style:style style:name="P13" style:family="paragraph" style:parent-style-name="Title">
      <style:paragraph-properties fo:margin-top="0.45cm" fo:margin-bottom="0.45cm"/>
      <style:text-properties fo:color="#ffffff" fo:font-size="26pt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Heading_20_1" style:master-page-name="Standard">
      <style:paragraph-properties style:page-number="auto"/>
    </style:style>
    <style:style style:name="P17" style:family="paragraph" style:parent-style-name="Text_20_body" style:master-page-name="First_20_Page">
      <style:paragraph-properties style:page-number="auto"/>
    </style:style>
    <style:style style:name="P18" style:family="paragraph" style:parent-style-name="Text_20_body" style:list-style-name="L1"/>
    <style:style style:name="P19" style:family="paragraph" style:parent-style-name="Text_20_body" style:list-style-name="L2"/>
    <style:style style:name="P20" style:family="paragraph" style:parent-style-name="Text_20_body" style:master-page-name="Standard">
      <style:paragraph-properties style:page-number="auto"/>
    </style:style>
    <style:style style:name="P21" style:family="paragraph">
      <style:paragraph-properties fo:text-align="center"/>
    </style:style>
    <style:style style:name="T1" style:family="text">
      <style:text-properties fo:font-variant="small-cap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ge" style:horizontal-pos="from-left" style:horizontal-rel="page" fo:background-color="#006699" style:background-transparency="0%" fo:padding-left="4.001cm" fo:padding-right="0cm" fo:padding-top="0cm" fo:padding-bottom="0cm" fo:border-left="0.002cm solid #006699" fo:border-right="0.035cm solid #ffffff" fo:border-top="0.035cm solid #ffffff" fo:border-bottom="0.035cm solid #ffffff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6666" style:background-transparency="0%" fo:padding="0cm" fo:border-left="none" fo:border-right="none" fo:border-top="0.035cm solid #ffffff" fo:border-bottom="0.035cm solid #ffffff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ge" style:horizontal-pos="from-left" style:horizontal-rel="page" fo:background-color="#006699" style:background-transparency="100%" fo:padding-left="0cm" fo:padding-right="0cm" fo:padding-top="2cm" fo:padding-bottom="0cm" fo:border-left="0.035cm solid #ffffff" fo:border-right="none" fo:border-top="0.018cm solid #ff8080" fo:border-bottom="0.035cm solid #ffffff" style:shadow="none">
        <style:background-image/>
      </style:graphic-properties>
    </style:style>
    <style:style style:name="fr4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ge" style:horizontal-pos="center" style:horizontal-rel="page" fo:background-color="#006699" style:background-transparency="0%" fo:padding="0cm" fo:border-left="0.035cm solid #ffffff" fo:border-right="0.035cm solid #ffffff" fo:border-top="0.035cm solid #ffffff" fo:border-bottom="none" style:shadow="none">
        <style:background-image/>
        <style:columns fo:column-count="1" fo:column-gap="0cm"/>
      </style:graphic-properties>
    </style:style>
    <style:style style:name="fr5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0.035cm solid #ffffff" style:shadow="none">
        <style:background-image xlink:href="Pictures/10000201000004000000030058162FA2.png" xlink:type="simple" xlink:actuate="onLoad" style:repeat="stretch" draw:opacity="100%"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ffff" draw:fill-color="#ff66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ffffff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date-style style:name="N106">
      <number:year number:style="long"/>
    </number:date-style>
  </office:automatic-styles>
  <office:body>
    <office:text text:use-soft-page-breaks="true">
      <text:variable-decls>
        <text:variable-decl office:value-type="string" text:name="Référence"/>
        <text:variable-decl office:value-type="string" text:name="Prestataire"/>
        <text:variable-decl office:value-type="string" text:name="Cli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_couverture_titre_principal" text:anchor-type="page" text:anchor-page-number="1" svg:x="0cm" svg:y="7.001cm" svg:width="17cm" svg:height="2cm" draw:z-index="2">
        <draw:text-box>
          <text:p text:style-name="P13"><text:title>Prestation d'AMO</text:title></text:p>
        </draw:text-box>
      </draw:frame>
      <draw:frame draw:style-name="fr2" draw:name="Cadre2" text:anchor-type="page" text:anchor-page-number="1" svg:x="14cm" svg:y="22.699cm" svg:width="7.001cm" svg:height="5.001cm" draw:z-index="3">
        <draw:text-box>
          <text:p text:style-name="P9"><text:variable-set text:name="Client" office:value-type="string">Garmir Katch</text:variable-set> - <text:variable-set text:name="Prestataire" office:value-type="string">AmuFsi2014B</text:variable-set></text:p>
          <text:p text:style-name="P10">Référence : <text:variable-set text:name="Référence" office:value-type="string">GK-AF2014B-AMO-OJ-001</text:variable-set></text:p>
          <text:p text:style-name="P10">Date : <text:date style:data-style-name="N84" text:date-value="2014-02-11T08:44:13.07">2014-02-11</text:date></text:p>
          <text:p text:style-name="P10">Version : <text:editing-cycles>4</text:editing-cycles></text:p>
        </draw:text-box>
      </draw:frame>
      <draw:frame draw:style-name="fr3" draw:name="Cadre_couverture_date" text:anchor-type="page" text:anchor-page-number="1" svg:x="14.3cm" svg:y="0cm" svg:width="6.699cm" svg:height="4.001cm" draw:z-index="5">
        <draw:text-box>
          <text:p text:style-name="P11"><text:date style:data-style-name="N106" text:date-value="2014-02-11T08:44:13.07">2014</text:date></text:p>
        </draw:text-box>
      </draw:frame>
      <draw:frame draw:style-name="fr4" draw:name="Cadre4" text:anchor-type="page" text:anchor-page-number="1" svg:y="20.699cm" svg:width="13cm" svg:height="2cm" draw:z-index="6">
        <draw:text-box>
          <text:p text:style-name="P12"><text:subject>Ordre du jour de réunion du 2014-02-07</text:subject></text:p>
        </draw:text-box>
      </draw:frame>
      <draw:frame draw:style-name="fr5" draw:name="Cadre5" text:anchor-type="page" text:anchor-page-number="1" svg:x="4.001cm" svg:y="9.999cm" svg:width="13cm" svg:height="9.7cm" draw:z-index="7">
        <draw:text-box>
          <text:p text:style-name="Frame_20_contents"/>
        </draw:text-box>
      </draw:frame>
      <draw:line text:anchor-type="page" text:anchor-page-number="1" draw:z-index="1" draw:style-name="gr2" draw:text-style-name="P21" svg:x1="14.301cm" svg:y1="20.702cm" svg:x2="14.35cm" svg:y2="7.001cm">
        <text:p/>
      </draw:line>
      <draw:line text:anchor-type="page" text:anchor-page-number="1" draw:z-index="4" draw:style-name="gr2" draw:text-style-name="P21" svg:x1="14.3cm" svg:y1="29.701cm" svg:x2="14.304cm" svg:y2="27.7cm">
        <text:p/>
      </draw:line>
      <text:p text:style-name="P17"><draw:rect text:anchor-type="paragraph" draw:z-index="0" draw:style-name="gr1" draw:text-style-name="P21" svg:width="7.002cm" svg:height="29.701cm" svg:x="11.998cm" svg:y="-2cm"><text:p/></draw:rect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4">Table des matières</text:p>
          </text:index-title>
          <text:p text:style-name="P15"><text:a xlink:type="simple" xlink:href="#__RefHeading__1463_435481345" text:style-name="Internet_20_link" text:visited-style-name="Internet_20_link">1. Historique du document<text:tab/>3</text:a></text:p>
          <text:p text:style-name="P15"><text:a xlink:type="simple" xlink:href="#__RefHeading__2108_435481345" text:style-name="Internet_20_link" text:visited-style-name="Internet_20_link">2. Contacts<text:tab/>3</text:a></text:p>
          <text:p text:style-name="P15"><text:a xlink:type="simple" xlink:href="#__RefHeading__1465_435481345" text:style-name="Internet_20_link" text:visited-style-name="Internet_20_link">3. Objectifs et points abordés<text:tab/>4</text:a></text:p>
        </text:index-body>
      </text:table-of-content>
      <text:p text:style-name="Text_20_body"/>
      <text:h text:style-name="P16" text:outline-level="1"><text:bookmark-start text:name="__RefHeading__1463_435481345"/>Historique du document<text:bookmark-end text:name="__RefHeading__1463_435481345"/></text:h>
      <text:p text:style-name="Text_20_body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row>
          <table:table-cell table:style-name="Tableau1.A1" office:value-type="string">
            <text:p text:style-name="P7">Version</text:p>
          </table:table-cell>
          <table:table-cell table:style-name="Tableau1.A1" office:value-type="string">
            <text:p text:style-name="P7">Date</text:p>
          </table:table-cell>
          <table:table-cell table:style-name="Tableau1.A1" office:value-type="string">
            <text:p text:style-name="P7">Auteur</text:p>
          </table:table-cell>
          <table:table-cell table:style-name="Tableau1.D1" office:value-type="string">
            <text:p text:style-name="P7">Sujet de la modification</text:p>
          </table:table-cell>
        </table:table-row>
        <table:table-row>
          <table:table-cell table:style-name="Tableau1.A2" office:value-type="string">
            <text:p text:style-name="P4">1.0</text:p>
          </table:table-cell>
          <table:table-cell table:style-name="Tableau1.A2" office:value-type="string">
            <text:p text:style-name="P4">2014-02-03</text:p>
          </table:table-cell>
          <table:table-cell table:style-name="Tableau1.C2" office:value-type="string">
            <text:p text:style-name="P6"><text:span text:style-name="T1">Cadon</text:span> Mehdi-Jonathan</text:p>
          </table:table-cell>
          <table:table-cell table:style-name="Tableau1.D2" office:value-type="string">
            <text:p text:style-name="P5">Création du document</text:p>
          </table:table-cell>
        </table:table-row>
        <table:table-row>
          <table:table-cell table:style-name="Tableau1.A2" office:value-type="string">
            <text:p text:style-name="P4">1.1</text:p>
          </table:table-cell>
          <table:table-cell table:style-name="Tableau1.A2" office:value-type="string">
            <text:p text:style-name="P4">2014-06-03</text:p>
          </table:table-cell>
          <table:table-cell table:style-name="Tableau1.A2" office:value-type="string">
            <text:p text:style-name="P6"><text:span text:style-name="T1">Cadon</text:span> Mehdi-Jonathan</text:p>
          </table:table-cell>
          <table:table-cell table:style-name="Tableau1.D3" office:value-type="string">
            <text:p text:style-name="P5">Rédaction de contenu</text:p>
          </table:table-cell>
        </table:table-row>
        <table:table-row>
          <table:table-cell table:style-name="Tableau1.A4" office:value-type="string">
            <text:p text:style-name="P4">1.1</text:p>
          </table:table-cell>
          <table:table-cell table:style-name="Tableau1.A4" office:value-type="string">
            <text:p text:style-name="P4">2014-06-03</text:p>
          </table:table-cell>
          <table:table-cell table:style-name="Tableau1.A4" office:value-type="string">
            <text:p text:style-name="P6"><text:span text:style-name="T1">Cadon</text:span> Mehdi-Jonathan</text:p>
          </table:table-cell>
          <table:table-cell table:style-name="Tableau1.D4" office:value-type="string">
            <text:p text:style-name="P5">Approbation</text:p>
          </table:table-cell>
        </table:table-row>
        <table:table-row>
          <table:table-cell table:style-name="Tableau1.C2" office:value-type="string">
            <text:p text:style-name="P4"/>
          </table:table-cell>
          <table:table-cell table:style-name="Tableau1.C2" office:value-type="string">
            <text:p text:style-name="P4"/>
          </table:table-cell>
          <table:table-cell table:style-name="Tableau1.C2" office:value-type="string">
            <text:p text:style-name="P6"/>
          </table:table-cell>
          <table:table-cell table:style-name="Tableau1.D2" office:value-type="string">
            <text:p text:style-name="P5"/>
          </table:table-cell>
        </table:table-row>
        <table:table-row>
          <table:table-cell table:style-name="Tableau1.C2" office:value-type="string">
            <text:p text:style-name="P4"/>
          </table:table-cell>
          <table:table-cell table:style-name="Tableau1.C2" office:value-type="string">
            <text:p text:style-name="P4"/>
          </table:table-cell>
          <table:table-cell table:style-name="Tableau1.C2" office:value-type="string">
            <text:p text:style-name="P6"/>
          </table:table-cell>
          <table:table-cell table:style-name="Tableau1.D2" office:value-type="string">
            <text:p text:style-name="P5"/>
          </table:table-cell>
        </table:table-row>
        <table:table-row>
          <table:table-cell table:style-name="Tableau1.C2" office:value-type="string">
            <text:p text:style-name="P4"/>
          </table:table-cell>
          <table:table-cell table:style-name="Tableau1.C2" office:value-type="string">
            <text:p text:style-name="P4"/>
          </table:table-cell>
          <table:table-cell table:style-name="Tableau1.C2" office:value-type="string">
            <text:p text:style-name="P6"/>
          </table:table-cell>
          <table:table-cell table:style-name="Tableau1.D2" office:value-type="string">
            <text:p text:style-name="P5"/>
          </table:table-cell>
        </table:table-row>
        <table:table-row>
          <table:table-cell table:style-name="Tableau1.C2" office:value-type="string">
            <text:p text:style-name="P4"/>
          </table:table-cell>
          <table:table-cell table:style-name="Tableau1.C2" office:value-type="string">
            <text:p text:style-name="P4"/>
          </table:table-cell>
          <table:table-cell table:style-name="Tableau1.C2" office:value-type="string">
            <text:p text:style-name="P6"/>
          </table:table-cell>
          <table:table-cell table:style-name="Tableau1.D2" office:value-type="string">
            <text:p text:style-name="P5"/>
          </table:table-cell>
        </table:table-row>
        <table:table-row>
          <table:table-cell table:style-name="Tableau1.C2" office:value-type="string">
            <text:p text:style-name="P4"/>
          </table:table-cell>
          <table:table-cell table:style-name="Tableau1.C2" office:value-type="string">
            <text:p text:style-name="P4"/>
          </table:table-cell>
          <table:table-cell table:style-name="Tableau1.C2" office:value-type="string">
            <text:p text:style-name="P6"/>
          </table:table-cell>
          <table:table-cell table:style-name="Tableau1.D2" office:value-type="string">
            <text:p text:style-name="P5"/>
          </table:table-cell>
        </table:table-row>
        <table:table-row>
          <table:table-cell table:style-name="Tableau1.C2" office:value-type="string">
            <text:p text:style-name="P4"/>
          </table:table-cell>
          <table:table-cell table:style-name="Tableau1.C2" office:value-type="string">
            <text:p text:style-name="P4"/>
          </table:table-cell>
          <table:table-cell table:style-name="Tableau1.C2" office:value-type="string">
            <text:p text:style-name="P6"/>
          </table:table-cell>
          <table:table-cell table:style-name="Tableau1.D2" office:value-type="string">
            <text:p text:style-name="P5"/>
          </table:table-cell>
        </table:table-row>
      </table:table>
      <text:p text:style-name="Text_20_body"/>
      <text:h text:style-name="Heading_20_1" text:outline-level="1"><text:bookmark-start text:name="__RefHeading__2108_435481345"/>Contacts<text:bookmark-end text:name="__RefHeading__2108_435481345"/></text:h>
      <text:p text:style-name="Text_20_body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7">Nom &amp; prénom(s)</text:p>
          </table:table-cell>
          <table:table-cell table:style-name="Tableau2.B1" office:value-type="string">
            <text:p text:style-name="P7">E-mail(s)</text:p>
          </table:table-cell>
        </table:table-row>
        <table:table-row>
          <table:table-cell table:style-name="Tableau2.A2" office:value-type="string">
            <text:p text:style-name="P8">AGOPIAN Roland</text:p>
          </table:table-cell>
          <table:table-cell table:style-name="Tableau2.B2" office:value-type="string">
            <text:p text:style-name="P8">roland.agopian@univ-amu.fr</text:p>
          </table:table-cell>
        </table:table-row>
        <table:table-row>
          <table:table-cell table:style-name="Tableau2.A3" office:value-type="string">
            <text:p text:style-name="P8"><text:span text:style-name="T1">Balde</text:span> Ibrahima Sory</text:p>
          </table:table-cell>
          <table:table-cell table:style-name="Tableau2.B3" office:value-type="string">
            <text:p text:style-name="P8">ibbaldes@yahoo.fr</text:p>
          </table:table-cell>
        </table:table-row>
        <table:table-row>
          <table:table-cell table:style-name="Tableau2.A3" office:value-type="string">
            <text:p text:style-name="P8"><text:span text:style-name="T1">Cadon</text:span> Mehdi-Jonathan</text:p>
          </table:table-cell>
          <table:table-cell table:style-name="Tableau2.B3" office:value-type="string">
            <text:p text:style-name="P8">mehdi-jonathan@hotmail.fr</text:p>
          </table:table-cell>
        </table:table-row>
        <table:table-row>
          <table:table-cell table:style-name="Tableau2.A3" office:value-type="string">
            <text:p text:style-name="P8"><text:span text:style-name="T1">Gairoard</text:span> Lionel</text:p>
          </table:table-cell>
          <table:table-cell table:style-name="Tableau2.B3" office:value-type="string">
            <text:p text:style-name="P8">lionel.gairoard@gmail.com</text:p>
          </table:table-cell>
        </table:table-row>
        <table:table-row>
          <table:table-cell table:style-name="Tableau2.A6" office:value-type="string">
            <text:p text:style-name="P4"><text:span text:style-name="T1">Pachy</text:span> Ravi</text:p>
          </table:table-cell>
          <table:table-cell table:style-name="Tableau2.B3" office:value-type="string">
            <text:p text:style-name="P8">pachy.ravi@gmail.com</text:p>
          </table:table-cell>
        </table:table-row>
        <table:table-row>
          <table:table-cell table:style-name="Tableau2.A6" office:value-type="string">
            <text:p text:style-name="P4"><text:span text:style-name="T1">Toure</text:span> Ahoua</text:p>
          </table:table-cell>
          <table:table-cell table:style-name="Tableau2.B3" office:value-type="string">
            <text:p text:style-name="P8">takamor91@yahoo.fr</text:p>
          </table:table-cell>
        </table:table-row>
      </table:table>
      <text:p text:style-name="Text_20_body"/>
      <text:h text:style-name="P16" text:outline-level="1"><text:bookmark-start text:name="__RefHeading__1465_435481345"/>Objectifs et points abordés<text:bookmark-end text:name="__RefHeading__1465_435481345"/></text:h>
      <text:p text:style-name="Text_20_body">Premier contact entre la maîtrise d'ouvrage <text:variable-get text:name="Client" office:value-type="string">Garmir Katch</text:variable-get> et son assistance à maîtrise d'ouvrage <text:variable-get text:name="Prestataire" office:value-type="string">AmuFsi2014B</text:variable-get> en vue d'établir les bases du cahier des charges du projet en cours.</text:p>
      <text:p text:style-name="Text_20_body">Cette première réunion a donc pour objectif de comprendre le métier du demandeur, ses besoins relatifs au projet, ses objectifs, ses enjeux et ses contraintes.</text:p>
      <text:p text:style-name="Text_20_body">Tout d'abord, et à cette fin, les points suivants seront abordés :</text:p>
      <text:list xml:id="list3370900962934054468" text:style-name="L1">
        <text:list-item>
          <text:p text:style-name="P18">Découpe du projet en différentes sous-parties les plus distinctes possibles et hiérarchisation de ces dernières par priorité.</text:p>
        </text:list-item>
        <text:list-item>
          <text:p text:style-name="P18">Un processus existe-t-il déjà pour gérer les éléments suivants et si oui, quelle(s) donnée(s) et/ou documentation(s) nécessaire(s) fournit il (tout exemple sera le bienvenu) :</text:p>
          <text:list>
            <text:list-item>
              <text:p text:style-name="P18">Livraisons</text:p>
            </text:list-item>
            <text:list-item>
              <text:p text:style-name="P18">Prestataires de services</text:p>
            </text:list-item>
            <text:list-item>
              <text:p text:style-name="P18">Chauffeurs</text:p>
            </text:list-item>
            <text:list-item>
              <text:p text:style-name="P18">Incidents</text:p>
            </text:list-item>
            <text:list-item>
              <text:p text:style-name="P18">Cartographie</text:p>
            </text:list-item>
          </text:list>
        </text:list-item>
        <text:list-item>
          <text:p text:style-name="P18">Profils utilisateurs, besoins et droits associés.</text:p>
        </text:list-item>
        <text:list-item>
          <text:p text:style-name="P18">Documents sous forme numérique devant être conservé par le secrétariat central (format, durée etc.).</text:p>
        </text:list-item>
        <text:list-item>
          <text:p text:style-name="P18">Capacité, continuité et disponibilité de la solution logicielle.</text:p>
        </text:list-item>
        <text:list-item>
          <text:p text:style-name="P18">Besoins et contraintes techniques :</text:p>
          <text:list>
            <text:list-item>
              <text:p text:style-name="P18">Le cas échéant, dans quelle infrastructure déjà existante <text:span text:style-name="T2">doit</text:span><text:span text:style-name="T3">-</text:span>elle s'intégrer ?</text:p>
            </text:list-item>
            <text:list-item>
              <text:p text:style-name="P18">Sur quel(s) système(s) d'exploitation <text:span text:style-name="T2">doit</text:span><text:span text:style-name="T3">-</text:span>elle fonctionner ?</text:p>
            </text:list-item>
            <text:list-item>
              <text:p text:style-name="P18">Depuis quel type de matériel <text:span text:style-name="T2">doit</text:span>-elle être accessible (ordinateur de bureau, ordinateur portable, téléphone etc.) ?</text:p>
            </text:list-item>
          </text:list>
        </text:list-item>
      </text:list>
      <text:p text:style-name="Text_20_body"/>
      <text:p text:style-name="P20">En outre, pendant cette première réunion seront abordées des notions plus techniques visant l'établissement d'un plan d'assurance qualité. Dans cette optique, les éléments annexes suivants seront abordés :</text:p>
      <text:list xml:id="list6967012357301392437" text:style-name="L2">
        <text:list-item>
          <text:p text:style-name="P19">Date(s), horaire(s) et lieu(x) de rendez-vous entre <text:variable-get text:name="Client" office:value-type="string">Garmir Katch</text:variable-get> et <text:variable-get text:name="Prestataire" office:value-type="string">AmuFsi2014B</text:variable-get>. Proposé de façon hebdomadaire, les vendredis 07, 14 et 21 février 2014, à 10:30 du matin (UTC+01:00), en salle CH301 du campus de la faculté de Saint-Charles, à Marseille.</text:p>
        </text:list-item>
        <text:list-item>
          <text:p text:style-name="P19">Modèle de cahier des charges, d'ordre du jour et de compte rendu.</text:p>
        </text:list-item>
        <text:list-item>
          <text:p text:style-name="P19">Définition des outils utilisés :</text:p>
          <text:list>
            <text:list-item>
              <text:p text:style-name="P19">Planification Gantt.</text:p>
            </text:list-item>
            <text:list-item>
              <text:p text:style-name="P19">Formats informatique des documents (PDF par exemple).</text:p>
            </text:list-item>
          </text:list>
        </text:list-item>
      </text:list>
      <text:p text:style-name="Text_20_body">Enfin, le droit est laissé, pendant la réunion, d'aborder d'autres points non définis dans <text:s/>ce document, en vue d'améliorer la compréhension du proj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DejaVu Serif Condensed" svg:font-family="'DejaVu Serif Condensed'" style:font-adornments="Book" style:font-family-generic="roman" style:font-pitch="variable"/>
    <style:font-face style:name="DejaVu Serif Condensed1" svg:font-family="'DejaVu Serif Condensed'" style:font-adornments="Gras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8" draw:display-name="Gradient 8" draw:style="linear" draw:start-color="#c0c0c0" draw:end-color="#ffffff" draw:start-intensity="100%" draw:end-intensity="100%" draw:angle="900" draw:border="0%"/>
    <draw:stroke-dash draw:name="Style_20_de_20_ligne_20_1" draw:display-name="Style de ligne 1" draw:style="rect" draw:dots1="1" draw:dots1-length="0.397cm" draw:dots2="1" draw:dots2-length="0.397cm" draw:distance="0.39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 Condensed"/>
    </style:style>
    <style:style style:name="Heading" style:family="paragraph" style:parent-style-name="Standard" style:next-style-name="Text_20_body" style:class="text">
      <style:paragraph-properties fo:margin-top="0.4cm" fo:margin-bottom="0.199cm" style:shadow="none" fo:keep-with-next="always"/>
      <style:text-properties fo:font-variant="small-caps" fo:color="#006699" style:font-name="DejaVu Serif Condensed" fo:font-size="16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margin-top="0cm" fo:margin-bottom="0cm" fo:text-align="center" style:justify-single-word="false" fo:background-color="#006699" fo:padding="0.049cm" fo:border="0.002cm solid #000000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ffffff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re_20_d_27_en-tête" style:display-name="Titre d'en-tête" style:family="paragraph" style:parent-style-name="Header" style:master-page-name="">
      <style:paragraph-properties fo:margin-top="0.199cm" fo:margin-bottom="0.199cm" style:page-number="auto"/>
      <style:text-properties fo:font-variant="small-caps" fo:font-size="14pt" fo:font-weight="bold"/>
    </style:style>
    <style:style style:name="Sous-titre_20_d_27_en-tête" style:display-name="Sous-titre d'en-tête" style:family="paragraph" style:parent-style-name="Titre_20_d_27_en-tête">
      <style:paragraph-properties fo:margin-top="0.101cm" fo:margin-bottom="0.101cm"/>
      <style:text-properties fo:font-size="12pt" fo:font-weight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cm" fo:margin-bottom="0.199cm" style:page-number="auto" fo:padding="0.049cm" fo:border="0.002cm solid #000000" style:shadow="#006699 0.18cm 0.18cm" style:join-border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Title" style:family="paragraph" style:parent-style-name="Heading" style:next-style-name="Subtitle" style:class="chapter">
      <style:paragraph-properties fo:margin-top="0.199cm" fo:margin-bottom="0.199cm" fo:text-align="center" style:justify-single-word="false"/>
      <style:text-properties fo:font-size="24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fo:padding="0.049cm" fo:border="0.002cm solid #000000" style:shadow="#006699 0.18cm 0.18cm" text:number-lines="false" text:line-number="0"/>
      <style:text-properties fo:font-size="115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space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space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space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space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_5f_d_5f_en_5f_tete" style:display-name="Tableau_d_en_tete" style:family="table">
      <style:table-properties style:width="17cm" table:align="margins"/>
    </style:style>
    <style:style style:name="Tableau_5f_d_5f_en_5f_tete.A" style:display-name="Tableau_d_en_tete.A" style:family="table-column">
      <style:table-column-properties style:column-width="4.001cm" style:rel-column-width="15421*"/>
    </style:style>
    <style:style style:name="Tableau_5f_d_5f_en_5f_tete.B" style:display-name="Tableau_d_en_tete.B" style:family="table-column">
      <style:table-column-properties style:column-width="8.999cm" style:rel-column-width="34691*"/>
    </style:style>
    <style:style style:name="Tableau_5f_d_5f_en_5f_tete.C" style:display-name="Tableau_d_en_tete.C" style:family="table-column">
      <style:table-column-properties style:column-width="4.001cm" style:rel-column-width="15423*"/>
    </style:style>
    <style:style style:name="Tableau_5f_d_5f_en_5f_tete.1" style:display-name="Tableau_d_en_tete.1" style:family="table-row">
      <style:table-row-properties style:row-height="3cm"/>
    </style:style>
    <style:style style:name="Tableau_5f_d_5f_en_5f_tete.A1" style:display-name="Tableau_d_en_tete.A1" style:family="table-cell">
      <style:table-cell-properties style:vertical-align="middle" fo:background-color="transparent" fo:padding="0.097cm" fo:border-left="0.002cm solid #000000" fo:border-right="none" fo:border-top="0.002cm solid #000000" fo:border-bottom="none">
        <style:background-image xlink:href="Pictures/10000201000004000000030058162FA2.png" xlink:type="simple" xlink:actuate="onLoad" style:repeat="stretch"/>
      </style:table-cell-properties>
    </style:style>
    <style:style style:name="Tableau_5f_d_5f_en_5f_tete.B1" style:display-name="Tableau_d_en_tete.B1" style:family="table-cell">
      <style:table-cell-properties style:vertical-align="middle"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eau_5f_d_5f_en_5f_tete.C1" style:display-name="Tableau_d_en_tete.C1" style:family="table-cell">
      <style:table-cell-properties style:vertical-align="middle" fo:background-color="transparent" fo:padding="0.097cm" fo:border-left="0.002cm solid #000000" fo:border-right="0.002cm solid #000000" fo:border-top="0.002cm solid #000000" fo:border-bottom="none">
        <style:background-image xlink:href="Pictures/100000000000011F00000067397EEB86.png" xlink:type="simple" xlink:actuate="onLoad" style:position="center center" style:repeat="no-repeat"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C1" style:family="table-cell">
      <style:table-cell-properties fo:padding="0.097cm" fo:border="0.002cm solid #000000"/>
    </style:style>
    <style:style style:name="MP1" style:family="paragraph" style:parent-style-name="Header">
      <style:text-properties fo:font-size="8pt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MP3" style:family="paragraph" style:parent-style-name="Header">
      <style:paragraph-properties fo:background-color="#006699" fo:padding="0.049cm" fo:border="0.002cm solid #000000" style:shadow="none">
        <style:background-image/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able:table table:name="Tableau_d_en_tete" table:style-name="Tableau_5f_d_5f_en_5f_tete">
          <table:table-column table:style-name="Tableau_5f_d_5f_en_5f_tete.A"/>
          <table:table-column table:style-name="Tableau_5f_d_5f_en_5f_tete.B"/>
          <table:table-column table:style-name="Tableau_5f_d_5f_en_5f_tete.C"/>
          <table:table-row table:style-name="Tableau_5f_d_5f_en_5f_tete.1">
            <table:table-cell table:style-name="Tableau_5f_d_5f_en_5f_tete.A1" office:value-type="string">
              <text:p text:style-name="Header"/>
            </table:table-cell>
            <table:table-cell table:style-name="Tableau_5f_d_5f_en_5f_tete.B1" office:value-type="string">
              <text:p text:style-name="Titre_20_d_27_en-tête"><text:variable-get text:name="Client" office:value-type="string">Garmir Katch</text:variable-get> - <text:variable-get text:name="Prestataire" office:value-type="string">AmuFsi2014B</text:variable-get></text:p>
              <text:p text:style-name="Sous-titre_20_d_27_en-tête"><text:title>Prestation d'AMO</text:title></text:p>
              <text:p text:style-name="Sous-titre_20_d_27_en-tête"><text:subject>Ordre du jour de réunion du 2014-02-07</text:subject></text:p>
            </table:table-cell>
            <table:table-cell table:style-name="Tableau_5f_d_5f_en_5f_tete.C1" office:value-type="string">
              <text:p text:style-name="MP1"/>
            </table:table-cell>
          </table:table-row>
        </table:table>
        <table:table table:name="Tableau3" table:style-name="Tableau3">
          <table:table-column table:style-name="Tableau3.A" table:number-columns-repeated="3"/>
          <table:table-row>
            <table:table-cell table:style-name="Tableau3.A1" office:value-type="string">
              <text:p text:style-name="MP2">Référence : <text:variable-get text:name="Référence" office:value-type="string">GK-AF2014B-AMO-OJ-001</text:variable-get></text:p>
            </table:table-cell>
            <table:table-cell table:style-name="Tableau3.A1" office:value-type="string">
              <text:p text:style-name="MP2">Date : <text:date style:data-style-name="N84" text:date-value="2014-02-11T08:44:12.99">2014-02-11</text:date></text:p>
            </table:table-cell>
            <table:table-cell table:style-name="Tableau3.C1" office:value-type="string">
              <text:p text:style-name="MP2">Version : <text:editing-cycles>4</text:editing-cycles></text:p>
            </table:table-cell>
          </table:table-row>
        </table:table>
        <text:p text:style-name="MP3"/>
      </style:header>
      <style:footer>
        <text:p text:style-name="Footer"><text:page-number text:select-page="current">5</text:page-number> / <text:page-count>5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6T19:53:42.57</meta:creation-date>
    <meta:editing-duration>PT3M4S</meta:editing-duration>
    <meta:editing-cycles>4</meta:editing-cycles>
    <meta:generator>OpenOffice/4.0.0$Win32 OpenOffice.org_project/400m3$Build-9702</meta:generator>
    <dc:title>Prestation d'AMO</dc:title>
    <dc:subject>Ordre du jour de réunion du 2014-02-07</dc:subject>
    <meta:initial-creator>Mehdi-Jonathan CADON</meta:initial-creator>
    <dc:date>2014-02-11T08:44:12.86</dc:date>
    <dc:creator>Mehdi-Jonathan CADON</dc:creator>
    <meta:document-statistic meta:table-count="4" meta:image-count="0" meta:object-count="0" meta:page-count="5" meta:paragraph-count="75" meta:word-count="442" meta:character-count="2947"/>
  </office:meta>
</office:document-meta>
</file>